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/>
    <style:style style:name="T10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9" style:family="text"/>
    <style:style style:name="T10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1" style:family="text"/>
    <style:style style:name="T10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3" style:family="text"/>
    <style:style style:name="T10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5" style:family="text"/>
    <style:style style:name="T10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7" style:family="text"/>
    <style:style style:name="T10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19" style:family="text"/>
    <style:style style:name="T10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1" style:family="text"/>
    <style:style style:name="T10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3" style:family="text"/>
    <style:style style:name="T10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5" style:family="text"/>
    <style:style style:name="T10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7" style:family="text"/>
    <style:style style:name="T10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29" style:family="text"/>
    <style:style style:name="T10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1" style:family="text"/>
    <style:style style:name="T10_3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3" style:family="text"/>
    <style:style style:name="T10_3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0_35" style:family="text"/>
    <style:style style:name="T10_3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/>
    <style:style style:name="T11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9" style:family="text"/>
    <style:style style:name="T11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1" style:family="text"/>
    <style:style style:name="T11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3" style:family="text"/>
    <style:style style:name="T11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5" style:family="text"/>
    <style:style style:name="T11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7" style:family="text"/>
    <style:style style:name="T11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9" style:family="text"/>
    <style:style style:name="T11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1" style:family="text"/>
    <style:style style:name="T11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3" style:family="text"/>
    <style:style style:name="T11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5" style:family="text"/>
    <style:style style:name="T11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7" style:family="text"/>
    <style:style style:name="T11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0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1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Incredibly</text:span><text:span text:style-name="T1_4"><text:s/></text:span><text:span text:style-name="T1_5">Infuriating</text:span><text:span text:style-name="T1_6"><text:s/></text:span><text:span text:style-name="T1_7">Co</text:span><text:span text:style-name="T1_8">-</text:span><text:span text:style-name="T1_9">Worker</text:span><text:span text:style-name="T1_10"><text:s/></text:span><text:span text:style-name="T1_11">of</text:span><text:span text:style-name="T1_12"><text:s/></text:span><text:span text:style-name="T1_13">Blossomforth</text:span></text:p>
      <text:p text:style-name="P2"><text:span text:style-name="T2_1">Autor</text:span><text:span text:style-name="T2_2">:<text:s/></text:span><text:span text:style-name="T2_3">Chengar</text:span><text:span text:style-name="T2_4"><text:s/></text:span><text:span text:style-name="T2_5">Qordath</text:span></text:p>
      <text:p text:style-name="P3"><text:span text:style-name="T3_1">[</text:span><text:span text:style-name="T3_2">Slice</text:span><text:span text:style-name="T3_3"><text:s/></text:span><text:span text:style-name="T3_4">of</text:span><text:span text:style-name="T3_5"><text:s/></text:span><text:span text:style-name="T3_6">Life</text:span><text:span text:style-name="T3_7">][</text:span><text:span text:style-name="T3_8">Comedy</text:span><text:span text:style-name="T3_9">]</text:span></text:p>
      <text:p text:style-name="P4"/>
      <text:p text:style-name="P5"><text:span text:style-name="T5_1">Czy</text:span><text:span text:style-name="T5_2"><text:s/></text:span><text:span text:style-name="T5_3">wierni</text:span><text:span text:style-name="T5_4"><text:s/></text:span><text:span text:style-name="T5_5">czytelnicy</text:span><text:span text:style-name="T5_6"><text:s/></text:span><text:span text:style-name="T5_7">serii</text:span><text:span text:style-name="T5_8"><text:s/></text:span><text:span text:style-name="T5_9">Winningverse</text:span><text:span text:style-name="T5_10"><text:s/></text:span><text:span text:style-name="T5_11">zastanawiali</text:span><text:span text:style-name="T5_12"><text:s/></text:span><text:span text:style-name="T5_13">się</text:span><text:span text:style-name="T5_14"><text:s/></text:span><text:span text:style-name="T5_15">kiedyś</text:span><text:span text:style-name="T5_16">,<text:s/></text:span><text:span text:style-name="T5_17">skąd</text:span><text:span text:style-name="T5_18"><text:s/></text:span><text:span text:style-name="T5_19">właściwie</text:span><text:span text:style-name="T5_20"><text:s/></text:span><text:span text:style-name="T5_21">wzięła</text:span><text:span text:style-name="T5_22"><text:s/></text:span><text:span text:style-name="T5_23">się</text:span><text:span text:style-name="T5_24"><text:s/></text:span><text:span text:style-name="T5_25">Blossomforth</text:span><text:span text:style-name="T5_26">?<text:s/></text:span><text:span text:style-name="T5_27">Oto</text:span><text:span text:style-name="T5_28"><text:s/></text:span><text:span text:style-name="T5_29">opowiadanie</text:span><text:span text:style-name="T5_30"><text:s/></text:span><text:span text:style-name="T5_31">dające</text:span><text:span text:style-name="T5_32"><text:s/></text:span><text:span text:style-name="T5_33">nam</text:span><text:span text:style-name="T5_34"><text:s/></text:span><text:span text:style-name="T5_35">delikatny</text:span><text:span text:style-name="T5_36"><text:s/></text:span><text:span text:style-name="T5_37">wgląd</text:span><text:span text:style-name="T5_38"><text:s/></text:span><text:span text:style-name="T5_39">w</text:span><text:span text:style-name="T5_40"><text:s/></text:span><text:span text:style-name="T5_41">jej</text:span><text:span text:style-name="T5_42"><text:s/></text:span><text:span text:style-name="T5_43">przeszłość</text:span><text:span text:style-name="T5_44">.</text:span></text:p>
      <text:p text:style-name="P6"><text:span text:style-name="T6_1">Jak</text:span><text:span text:style-name="T6_2"><text:s/></text:span><text:span text:style-name="T6_3">powszechnie</text:span><text:span text:style-name="T6_4"><text:s/></text:span><text:span text:style-name="T6_5">wśród</text:span><text:span text:style-name="T6_6"><text:s/></text:span><text:span text:style-name="T6_7">wyżej</text:span><text:span text:style-name="T6_8"><text:s/></text:span><text:span text:style-name="T6_9">wspomnianych</text:span><text:span text:style-name="T6_10"><text:s/></text:span><text:span text:style-name="T6_11">czytelników</text:span><text:span text:style-name="T6_12"><text:s/></text:span><text:span text:style-name="T6_13">wiadomo</text:span><text:span text:style-name="T6_14">,<text:s/></text:span><text:span text:style-name="T6_15">biała</text:span><text:span text:style-name="T6_16"><text:s/></text:span><text:span text:style-name="T6_17">klacz</text:span><text:span text:style-name="T6_18"><text:s/></text:span><text:span text:style-name="T6_19">o</text:span><text:span text:style-name="T6_20"><text:s/></text:span><text:span text:style-name="T6_21">arbuzowej</text:span><text:span text:style-name="T6_22"><text:s/></text:span><text:span text:style-name="T6_23">grzywie</text:span><text:span text:style-name="T6_24"><text:s/></text:span><text:span text:style-name="T6_25">i</text:span><text:span text:style-name="T6_26"><text:s/></text:span><text:span text:style-name="T6_27">skłonności</text:span><text:span text:style-name="T6_28"><text:s/></text:span><text:span text:style-name="T6_29">do</text:span><text:span text:style-name="T6_30"><text:s/></text:span><text:span text:style-name="T6_31">rumienienia</text:span><text:span text:style-name="T6_32"><text:s/></text:span><text:span text:style-name="T6_33">się</text:span><text:span text:style-name="T6_34"><text:s/></text:span><text:span text:style-name="T6_35">na</text:span><text:span text:style-name="T6_36"><text:s/></text:span><text:span text:style-name="T6_37">śmierć</text:span><text:span text:style-name="T6_38"><text:s/></text:span><text:span text:style-name="T6_39">zajmuje</text:span><text:span text:style-name="T6_40"><text:s/></text:span><text:span text:style-name="T6_41">wysokie</text:span><text:span text:style-name="T6_42"><text:s/></text:span><text:span text:style-name="T6_43">stanowisko</text:span><text:span text:style-name="T6_44"><text:s/></text:span><text:span text:style-name="T6_45">w</text:span><text:span text:style-name="T6_46"><text:s/></text:span><text:span text:style-name="T6_47">Brygadzie</text:span><text:span text:style-name="T6_48"><text:s/></text:span><text:span text:style-name="T6_49">Pogodowej</text:span><text:span text:style-name="T6_50"><text:s/></text:span><text:span text:style-name="T6_51">stacjonującej</text:span><text:span text:style-name="T6_52"><text:s/></text:span><text:span text:style-name="T6_53">w</text:span><text:span text:style-name="T6_54"><text:s/></text:span><text:span text:style-name="T6_55">Ponyville</text:span><text:span text:style-name="T6_56">.<text:s/></text:span><text:span text:style-name="T6_57">No</text:span><text:span text:style-name="T6_58"><text:s/></text:span><text:span text:style-name="T6_59">dobrze</text:span><text:span text:style-name="T6_60"><text:s/>–<text:s/></text:span><text:span text:style-name="T6_61">ale</text:span><text:span text:style-name="T6_62"><text:s/></text:span><text:span text:style-name="T6_63">skąd</text:span><text:span text:style-name="T6_64"><text:s/></text:span><text:span text:style-name="T6_65">się</text:span><text:span text:style-name="T6_66"><text:s/></text:span><text:span text:style-name="T6_67">tam</text:span><text:span text:style-name="T6_68"><text:s/></text:span><text:span text:style-name="T6_69">właściwie</text:span><text:span text:style-name="T6_70"><text:s/></text:span><text:span text:style-name="T6_71">ulęgła</text:span><text:span text:style-name="T6_72">?<text:s/></text:span><text:span text:style-name="T6_73">Autor</text:span><text:span text:style-name="T6_74"><text:s/></text:span><text:span text:style-name="T6_75">uprzejmie</text:span><text:span text:style-name="T6_76"><text:s/></text:span><text:span text:style-name="T6_77">wyjaśnia</text:span><text:span text:style-name="T6_78"><text:s/></text:span><text:span text:style-name="T6_79">nam</text:span><text:span text:style-name="T6_80"><text:s/></text:span><text:span text:style-name="T6_81">to</text:span><text:span text:style-name="T6_82"><text:s/></text:span><text:span text:style-name="T6_83">w</text:span><text:span text:style-name="T6_84"><text:s/></text:span><text:span text:style-name="T6_85">pierwszej</text:span><text:span text:style-name="T6_86"><text:s/></text:span><text:span text:style-name="T6_87">części</text:span><text:span text:style-name="T6_88"><text:s/></text:span><text:span text:style-name="T6_89">opowiadania</text:span><text:span text:style-name="T6_90">,<text:s/></text:span><text:span text:style-name="T6_91">skupionej</text:span><text:span text:style-name="T6_92"><text:s/></text:span><text:span text:style-name="T6_93">na</text:span><text:span text:style-name="T6_94"><text:s/></text:span><text:span text:style-name="T6_95">przybyciu</text:span><text:span text:style-name="T6_96"><text:s/></text:span><text:span text:style-name="T6_97">białej</text:span><text:span text:style-name="T6_98"><text:s/></text:span><text:span text:style-name="T6_99">pegaz</text:span><text:span text:style-name="T6_100"><text:s/></text:span><text:span text:style-name="T6_101">i</text:span><text:span text:style-name="T6_102"><text:s/></text:span><text:span text:style-name="T6_103">jej</text:span><text:span text:style-name="T6_104"><text:s/></text:span><text:span text:style-name="T6_105">rozmowie</text:span><text:span text:style-name="T6_106"><text:s/></text:span><text:span text:style-name="T6_107">z</text:span><text:span text:style-name="T6_108"><text:s/></text:span><text:span text:style-name="T6_109">przyszłą</text:span><text:span text:style-name="T6_110"><text:s/></text:span><text:span text:style-name="T6_111">szefową</text:span><text:span text:style-name="T6_112">…<text:s/></text:span><text:span text:style-name="T6_113">oraz</text:span><text:span text:style-name="T6_114"><text:s/></text:span><text:span text:style-name="T6_115">z</text:span><text:span text:style-name="T6_116"><text:s/></text:span><text:span text:style-name="T6_117">tytułową</text:span><text:span text:style-name="T6_118">,<text:s/></text:span><text:span text:style-name="T6_119">niesamowicie</text:span><text:span text:style-name="T6_120"><text:s/></text:span><text:span text:style-name="T6_121">wkurzającą</text:span><text:span text:style-name="T6_122"><text:s/></text:span><text:span text:style-name="T6_123">współpracowniczką</text:span><text:span text:style-name="T6_124">,<text:s/></text:span><text:span text:style-name="T6_125">czyli</text:span><text:span text:style-name="T6_126"><text:s/></text:span><text:span text:style-name="T6_127">Cloud</text:span><text:span text:style-name="T6_128"><text:s/></text:span><text:span text:style-name="T6_129">Kicker</text:span><text:span text:style-name="T6_130">.<text:s/></text:span><text:span text:style-name="T6_131">W</text:span><text:span text:style-name="T6_132"><text:s/></text:span><text:span text:style-name="T6_133">każdym</text:span><text:span text:style-name="T6_134"><text:s/></text:span><text:span text:style-name="T6_135">razie</text:span><text:span text:style-name="T6_136">,<text:s/></text:span><text:span text:style-name="T6_137">wspomniana</text:span><text:span text:style-name="T6_138"><text:s/></text:span><text:span text:style-name="T6_139">trójka</text:span><text:span text:style-name="T6_140"><text:s/></text:span><text:span text:style-name="T6_141">udaje</text:span><text:span text:style-name="T6_142"><text:s/></text:span><text:span text:style-name="T6_143">się</text:span><text:span text:style-name="T6_144"><text:s/></text:span><text:span text:style-name="T6_145">na</text:span><text:span text:style-name="T6_146"><text:s/></text:span><text:span text:style-name="T6_147">lunch</text:span><text:span text:style-name="T6_148">,<text:s/></text:span><text:span text:style-name="T6_149">a</text:span><text:span text:style-name="T6_150"><text:s/></text:span><text:span text:style-name="T6_151">że</text:span><text:span text:style-name="T6_152"><text:s/></text:span><text:span text:style-name="T6_153">lokal</text:span><text:span text:style-name="T6_154"><text:s/></text:span><text:span text:style-name="T6_155">wybiera</text:span><text:span text:style-name="T6_156"><text:s/></text:span><text:span text:style-name="T6_157">naczelna</text:span><text:span text:style-name="T6_158"><text:s/></text:span><text:span text:style-name="T6_159">nimfomanka</text:span><text:span text:style-name="T6_160"><text:s/></text:span><text:span text:style-name="T6_161">Ponyville</text:span><text:span text:style-name="T6_162">,<text:s/></text:span><text:span text:style-name="T6_163">to</text:span><text:span text:style-name="T6_164"><text:s/></text:span><text:span text:style-name="T6_165">nie</text:span><text:span text:style-name="T6_166"><text:s/></text:span><text:span text:style-name="T6_167">powinniśmy</text:span><text:span text:style-name="T6_168"><text:s/></text:span><text:span text:style-name="T6_169">być</text:span><text:span text:style-name="T6_170"><text:s/></text:span><text:span text:style-name="T6_171">zdziwieni</text:span><text:span text:style-name="T6_172">,<text:s/></text:span><text:span text:style-name="T6_173">iż</text:span><text:span text:style-name="T6_174"><text:s/></text:span><text:span text:style-name="T6_175">akcja</text:span><text:span text:style-name="T6_176"><text:s/></text:span><text:span text:style-name="T6_177">posiłku</text:span><text:span text:style-name="T6_178">,<text:s/></text:span><text:span text:style-name="T6_179">będącego</text:span><text:span text:style-name="T6_180"><text:s/></text:span><text:span text:style-name="T6_181">de</text:span><text:span text:style-name="T6_182"><text:s/></text:span><text:span text:style-name="T6_183">facto</text:span><text:span text:style-name="T6_184"><text:s/></text:span><text:span text:style-name="T6_185">rozmową</text:span><text:span text:style-name="T6_186"><text:s/></text:span><text:span text:style-name="T6_187">kwalifikacyjną</text:span><text:span text:style-name="T6_188">,<text:s/></text:span><text:span text:style-name="T6_189">toczy</text:span><text:span text:style-name="T6_190"><text:s/></text:span><text:span text:style-name="T6_191">się</text:span><text:span text:style-name="T6_192"><text:s/></text:span><text:span text:style-name="T6_193">w</text:span><text:span text:style-name="T6_194">…<text:s/></text:span><text:span text:style-name="T6_195">klubie</text:span><text:span text:style-name="T6_196"><text:s/></text:span><text:span text:style-name="T6_197">nocnym</text:span><text:span text:style-name="T6_198">.<text:s/></text:span><text:span text:style-name="T6_199">Z</text:span><text:span text:style-name="T6_200"><text:s/></text:span><text:span text:style-name="T6_201">rzeczonej</text:span><text:span text:style-name="T6_202"><text:s/></text:span><text:span text:style-name="T6_203">rozmowy</text:span><text:span text:style-name="T6_204"><text:s/></text:span><text:span text:style-name="T6_205">i</text:span><text:span text:style-name="T6_206"><text:s/></text:span><text:span text:style-name="T6_207">przemyśleń</text:span><text:span text:style-name="T6_208"><text:s/></text:span><text:span text:style-name="T6_209">narratorki</text:span><text:span text:style-name="T6_210"><text:s/>(</text:span><text:span text:style-name="T6_211">w</text:span><text:span text:style-name="T6_212"><text:s/></text:span><text:span text:style-name="T6_213">tej</text:span><text:span text:style-name="T6_214"><text:s/></text:span><text:span text:style-name="T6_215">roli</text:span><text:span text:style-name="T6_216"><text:s/></text:span><text:span text:style-name="T6_217">Blossomforth</text:span><text:span text:style-name="T6_218">)<text:s/></text:span><text:span text:style-name="T6_219">możemy</text:span><text:span text:style-name="T6_220"><text:s/></text:span><text:span text:style-name="T6_221">dowiedzieć</text:span><text:span text:style-name="T6_222"><text:s/></text:span><text:span text:style-name="T6_223">się</text:span><text:span text:style-name="T6_224"><text:s/></text:span><text:span text:style-name="T6_225">wielu</text:span><text:span text:style-name="T6_226"><text:s/></text:span><text:span text:style-name="T6_227">rzeczy</text:span><text:span text:style-name="T6_228">,<text:s/></text:span><text:span text:style-name="T6_229">o</text:span><text:span text:style-name="T6_230"><text:s/></text:span><text:span text:style-name="T6_231">których</text:span><text:span text:style-name="T6_232"><text:s/></text:span><text:span text:style-name="T6_233">wcześniej</text:span><text:span text:style-name="T6_234"><text:s/></text:span><text:span text:style-name="T6_235">mieliśmy</text:span><text:span text:style-name="T6_236"><text:s/></text:span><text:span text:style-name="T6_237">jedynie</text:span><text:span text:style-name="T6_238"><text:s/></text:span><text:span text:style-name="T6_239">niewielkie</text:span><text:span text:style-name="T6_240"><text:s/></text:span><text:span text:style-name="T6_241">pojęcie</text:span><text:span text:style-name="T6_242">.<text:s/></text:span><text:span text:style-name="T6_243">A</text:span><text:span text:style-name="T6_244"><text:s/></text:span><text:span text:style-name="T6_245">co</text:span><text:span text:style-name="T6_246"><text:s/></text:span><text:span text:style-name="T6_247">dalej</text:span><text:span text:style-name="T6_248">?<text:s/></text:span><text:span text:style-name="T6_249">No</text:span><text:span text:style-name="T6_250"><text:s/></text:span><text:span text:style-name="T6_251">to</text:span><text:span text:style-name="T6_252"><text:s/></text:span><text:span text:style-name="T6_253">już</text:span><text:span text:style-name="T6_254"><text:s/></text:span><text:span text:style-name="T6_255">będziecie</text:span><text:span text:style-name="T6_256"><text:s/></text:span><text:span text:style-name="T6_257">musieli</text:span><text:span text:style-name="T6_258"><text:s/></text:span><text:span text:style-name="T6_259">odkryć</text:span><text:span text:style-name="T6_260"><text:s/></text:span><text:span text:style-name="T6_261">sami</text:span><text:span text:style-name="T6_262">.</text:span></text:p>
      <text:p text:style-name="P7"><text:span text:style-name="T7_1">Jeżeli</text:span><text:span text:style-name="T7_2"><text:s/></text:span><text:span text:style-name="T7_3">po</text:span><text:span text:style-name="T7_4"><text:s/></text:span><text:span text:style-name="T7_5">autorze</text:span><text:span text:style-name="T7_6">,<text:s/></text:span><text:span text:style-name="T7_7">sposobie</text:span><text:span text:style-name="T7_8"><text:s/></text:span><text:span text:style-name="T7_9">skonstruowania</text:span><text:span text:style-name="T7_10"><text:s/></text:span><text:span text:style-name="T7_11">tytułu</text:span><text:span text:style-name="T7_12"><text:s/></text:span><text:span text:style-name="T7_13">i</text:span><text:span text:style-name="T7_14"><text:s/></text:span><text:span text:style-name="T7_15">przynależności</text:span><text:span text:style-name="T7_16"><text:s/></text:span><text:span text:style-name="T7_17">do</text:span><text:span text:style-name="T7_18"><text:s/></text:span><text:span text:style-name="T7_19">dobrze</text:span><text:span text:style-name="T7_20"><text:s/></text:span><text:span text:style-name="T7_21">znanego</text:span><text:span text:style-name="T7_22"><text:s/></text:span><text:span text:style-name="T7_23">ponyversum</text:span><text:span text:style-name="T7_24"><text:s/></text:span><text:span text:style-name="T7_25">spodziewacie</text:span><text:span text:style-name="T7_26"><text:s/></text:span><text:span text:style-name="T7_27">się</text:span><text:span text:style-name="T7_28"><text:s/></text:span><text:span text:style-name="T7_29">mnóstwa</text:span><text:span text:style-name="T7_30"><text:s/></text:span><text:span text:style-name="T7_31">dwuznacznych</text:span><text:span text:style-name="T7_32"><text:s/></text:span><text:span text:style-name="T7_33">gagów</text:span><text:span text:style-name="T7_34">,<text:s/></text:span><text:span text:style-name="T7_35">to</text:span><text:span text:style-name="T7_36"><text:s/></text:span><text:span text:style-name="T7_37">tym</text:span><text:span text:style-name="T7_38"><text:s/></text:span><text:span text:style-name="T7_39">razem</text:span><text:span text:style-name="T7_40"><text:s/></text:span><text:span text:style-name="T7_41">możecie</text:span><text:span text:style-name="T7_42"><text:s/></text:span><text:span text:style-name="T7_43">poczuć</text:span><text:span text:style-name="T7_44"><text:s/></text:span><text:span text:style-name="T7_45">się</text:span><text:span text:style-name="T7_46"><text:s/></text:span><text:span text:style-name="T7_47">nieco</text:span><text:span text:style-name="T7_48"><text:s/></text:span><text:span text:style-name="T7_49">zawiedzeni</text:span><text:span text:style-name="T7_50">.<text:s/></text:span><text:span text:style-name="T7_51">Tym</text:span><text:span text:style-name="T7_52"><text:s/></text:span><text:span text:style-name="T7_53">razem</text:span><text:span text:style-name="T7_54"><text:s/></text:span><text:span text:style-name="T7_55">Chengar</text:span><text:span text:style-name="T7_56"><text:s/></text:span><text:span text:style-name="T7_57">podaje</text:span><text:span text:style-name="T7_58"><text:s/></text:span><text:span text:style-name="T7_59">nam</text:span><text:span text:style-name="T7_60"><text:s/></text:span><text:span text:style-name="T7_61">nieco</text:span><text:span text:style-name="T7_62"><text:s/></text:span><text:span text:style-name="T7_63">spokojniejszy</text:span><text:span text:style-name="T7_64"><text:s/></text:span><text:span text:style-name="T7_65">tekst</text:span><text:span text:style-name="T7_66">,<text:s/></text:span><text:span text:style-name="T7_67">choć</text:span><text:span text:style-name="T7_68"><text:s/></text:span><text:span text:style-name="T7_69">nie</text:span><text:span text:style-name="T7_70"><text:s/></text:span><text:span text:style-name="T7_71">bójcie</text:span><text:span text:style-name="T7_72"><text:s/></text:span><text:span text:style-name="T7_73">się</text:span><text:span text:style-name="T7_74"><text:s/>–<text:s/></text:span><text:span text:style-name="T7_75">w</text:span><text:span text:style-name="T7_76"><text:s/></text:span><text:span text:style-name="T7_77">końcu</text:span><text:span text:style-name="T7_78"><text:s/></text:span><text:span text:style-name="T7_79">skoro</text:span><text:span text:style-name="T7_80"><text:s/></text:span><text:span text:style-name="T7_81">występuje</text:span><text:span text:style-name="T7_82"><text:s/></text:span><text:span text:style-name="T7_83">Cloud</text:span><text:span text:style-name="T7_84"><text:s/></text:span><text:span text:style-name="T7_85">Kicker</text:span><text:span text:style-name="T7_86">,<text:s/></text:span><text:span text:style-name="T7_87">to</text:span><text:span text:style-name="T7_88"><text:s/></text:span><text:span text:style-name="T7_89">pewne</text:span><text:span text:style-name="T7_90">…<text:s/></text:span><text:span text:style-name="T7_91">odniesienia</text:span><text:span text:style-name="T7_92"><text:s/></text:span><text:span text:style-name="T7_93">do</text:span><text:span text:style-name="T7_94"><text:s/></text:span><text:span text:style-name="T7_95">bzykania</text:span><text:span text:style-name="T7_96"><text:s/></text:span><text:span text:style-name="T7_97">znajdą</text:span><text:span text:style-name="T7_98"><text:s/></text:span><text:span text:style-name="T7_99">się</text:span><text:span text:style-name="T7_100"><text:s/></text:span><text:span text:style-name="T7_101">na</text:span><text:span text:style-name="T7_102"><text:s/></text:span><text:span text:style-name="T7_103">pewno</text:span><text:span text:style-name="T7_104">.<text:s/></text:span><text:span text:style-name="T7_105">Jednak</text:span><text:span text:style-name="T7_106"><text:s/></text:span><text:span text:style-name="T7_107">całość</text:span><text:span text:style-name="T7_108"><text:s/></text:span><text:span text:style-name="T7_109">skupiona</text:span><text:span text:style-name="T7_110"><text:s/></text:span><text:span text:style-name="T7_111">jest</text:span><text:span text:style-name="T7_112"><text:s/></text:span><text:span text:style-name="T7_113">bardziej</text:span><text:span text:style-name="T7_114"><text:s/></text:span><text:span text:style-name="T7_115">na</text:span><text:span text:style-name="T7_116"><text:s/></text:span><text:span text:style-name="T7_117">wykuwaniu</text:span><text:span text:style-name="T7_118"><text:s/></text:span><text:span text:style-name="T7_119">relacji</text:span><text:span text:style-name="T7_120"><text:s/></text:span><text:span text:style-name="T7_121">pomiędzy</text:span><text:span text:style-name="T7_122"><text:s/></text:span><text:span text:style-name="T7_123">Cloud</text:span><text:span text:style-name="T7_124"><text:s/></text:span><text:span text:style-name="T7_125">a</text:span><text:span text:style-name="T7_126"><text:s/></text:span><text:span text:style-name="T7_127">Blossom</text:span><text:span text:style-name="T7_128">.<text:s/></text:span><text:span text:style-name="T7_129">Dowiadujemy</text:span><text:span text:style-name="T7_130"><text:s/></text:span><text:span text:style-name="T7_131">się</text:span><text:span text:style-name="T7_132">,<text:s/></text:span><text:span text:style-name="T7_133">jak</text:span><text:span text:style-name="T7_134"><text:s/></text:span><text:span text:style-name="T7_135">kształtowała</text:span><text:span text:style-name="T7_136"><text:s/></text:span><text:span text:style-name="T7_137">się</text:span><text:span text:style-name="T7_138"><text:s/></text:span><text:span text:style-name="T7_139">ich</text:span><text:span text:style-name="T7_140"><text:s/></text:span><text:span text:style-name="T7_141">przyjaźń</text:span><text:span text:style-name="T7_142">,<text:s/></text:span><text:span text:style-name="T7_143">od</text:span><text:span text:style-name="T7_144"><text:s/></text:span><text:span text:style-name="T7_145">czego</text:span><text:span text:style-name="T7_146"><text:s/></text:span><text:span text:style-name="T7_147">zaczęły</text:span><text:span text:style-name="T7_148"><text:s/></text:span><text:span text:style-name="T7_149">się</text:span><text:span text:style-name="T7_150"><text:s/></text:span><text:span text:style-name="T7_151">ich</text:span><text:span text:style-name="T7_152"><text:s/></text:span><text:span text:style-name="T7_153">nieustanne</text:span><text:span text:style-name="T7_154"><text:s/></text:span><text:span text:style-name="T7_155">przycinki</text:span><text:span text:style-name="T7_156">.<text:s/></text:span><text:span text:style-name="T7_157">Autor</text:span><text:span text:style-name="T7_158"><text:s/></text:span><text:span text:style-name="T7_159">nie</text:span><text:span text:style-name="T7_160"><text:s/></text:span><text:span text:style-name="T7_161">zapomniał</text:span><text:span text:style-name="T7_162"><text:s/></text:span><text:span text:style-name="T7_163">także</text:span><text:span text:style-name="T7_164"><text:s/></text:span><text:span text:style-name="T7_165">o</text:span><text:span text:style-name="T7_166"><text:s/></text:span><text:span text:style-name="T7_167">tle</text:span><text:span text:style-name="T7_168"><text:s/>–<text:s/></text:span><text:span text:style-name="T7_169">wspomnianych</text:span><text:span text:style-name="T7_170"><text:s/></text:span><text:span text:style-name="T7_171">zostało</text:span><text:span text:style-name="T7_172"><text:s/></text:span><text:span text:style-name="T7_173">kilka</text:span><text:span text:style-name="T7_174"><text:s/></text:span><text:span text:style-name="T7_175">postaci</text:span><text:span text:style-name="T7_176">,<text:s/></text:span><text:span text:style-name="T7_177">które</text:span><text:span text:style-name="T7_178"><text:s/></text:span><text:span text:style-name="T7_179">w</text:span><text:span text:style-name="T7_180"><text:s/></text:span><text:span text:style-name="T7_181">Winningverse</text:span><text:span text:style-name="T7_182"><text:s/></text:span><text:span text:style-name="T7_183">występują</text:span><text:span text:style-name="T7_184"><text:s/></text:span><text:span text:style-name="T7_185">często</text:span><text:span text:style-name="T7_186">,<text:s/></text:span><text:span text:style-name="T7_187">a</text:span><text:span text:style-name="T7_188"><text:s/></text:span><text:span text:style-name="T7_189">niektóre</text:span><text:span text:style-name="T7_190"><text:s/></text:span><text:span text:style-name="T7_191">z</text:span><text:span text:style-name="T7_192"><text:s/></text:span><text:span text:style-name="T7_193">nich</text:span><text:span text:style-name="T7_194"><text:s/></text:span><text:span text:style-name="T7_195">miały</text:span><text:span text:style-name="T7_196"><text:s/></text:span><text:span text:style-name="T7_197">również</text:span><text:span text:style-name="T7_198"><text:s/></text:span><text:span text:style-name="T7_199">swoją</text:span><text:span text:style-name="T7_200"><text:s/></text:span><text:span text:style-name="T7_201">rolę</text:span><text:span text:style-name="T7_202"><text:s/></text:span><text:span text:style-name="T7_203">w</text:span><text:span text:style-name="T7_204"><text:s/></text:span><text:span text:style-name="T7_205">tym</text:span><text:span text:style-name="T7_206"><text:s/></text:span><text:span text:style-name="T7_207">fanfiku</text:span><text:span text:style-name="T7_208">.<text:s/></text:span><text:span text:style-name="T7_209">Dodatkowego</text:span><text:span text:style-name="T7_210"><text:s/></text:span><text:span text:style-name="T7_211">smaku</text:span><text:span text:style-name="T7_212"><text:s/></text:span><text:span text:style-name="T7_213">dodaje</text:span><text:span text:style-name="T7_214"><text:s/></text:span><text:span text:style-name="T7_215">fakt</text:span><text:span text:style-name="T7_216">,<text:s/></text:span><text:span text:style-name="T7_217">iż</text:span><text:span text:style-name="T7_218"><text:s/></text:span><text:span text:style-name="T7_219">cała</text:span><text:span text:style-name="T7_220"><text:s/></text:span><text:span text:style-name="T7_221">gama</text:span><text:span text:style-name="T7_222"><text:s/></text:span><text:span text:style-name="T7_223">osobliwych</text:span><text:span text:style-name="T7_224"><text:s/></text:span><text:span text:style-name="T7_225">mieszkańców</text:span><text:span text:style-name="T7_226"><text:s/></text:span><text:span text:style-name="T7_227">obserwowana</text:span><text:span text:style-name="T7_228"><text:s/></text:span><text:span text:style-name="T7_229">i</text:span><text:span text:style-name="T7_230"><text:s/></text:span><text:span text:style-name="T7_231">oceniana</text:span><text:span text:style-name="T7_232"><text:s/></text:span><text:span text:style-name="T7_233">jest</text:span><text:span text:style-name="T7_234"><text:s/></text:span><text:span text:style-name="T7_235">oczami</text:span><text:span text:style-name="T7_236"><text:s/></text:span><text:span text:style-name="T7_237">osoby</text:span><text:span text:style-name="T7_238">,<text:s/></text:span><text:span text:style-name="T7_239">która</text:span><text:span text:style-name="T7_240"><text:s/></text:span><text:span text:style-name="T7_241">przybyła</text:span><text:span text:style-name="T7_242"><text:s/></text:span><text:span text:style-name="T7_243">ze</text:span><text:span text:style-name="T7_244"><text:s/></text:span><text:span text:style-name="T7_245">znacznie</text:span><text:span text:style-name="T7_246"><text:s/></text:span><text:span text:style-name="T7_247">większego</text:span><text:span text:style-name="T7_248"><text:s/></text:span><text:span text:style-name="T7_249">miasta</text:span><text:span text:style-name="T7_250"><text:s/>–<text:s/></text:span><text:span text:style-name="T7_251">w</text:span><text:span text:style-name="T7_252"><text:s/></text:span><text:span text:style-name="T7_253">tym</text:span><text:span text:style-name="T7_254"><text:s/></text:span><text:span text:style-name="T7_255">wypadku</text:span><text:span text:style-name="T7_256"><text:s/></text:span><text:span text:style-name="T7_257">Cloudsdale</text:span><text:span text:style-name="T7_258">.</text:span></text:p>
      <text:p text:style-name="P8"><text:span text:style-name="T8_1">Mogę</text:span><text:span text:style-name="T8_2"><text:s/></text:span><text:span text:style-name="T8_3">spokojnie</text:span><text:span text:style-name="T8_4"><text:s/></text:span><text:span text:style-name="T8_5">polecić</text:span><text:span text:style-name="T8_6"><text:s/></text:span><text:span text:style-name="T8_7">to</text:span><text:span text:style-name="T8_8"><text:s/></text:span><text:span text:style-name="T8_9">opowiadanie</text:span><text:span text:style-name="T8_10"><text:s/></text:span><text:span text:style-name="T8_11">jako</text:span><text:span text:style-name="T8_12"><text:s/></text:span><text:span text:style-name="T8_13">doskonały</text:span><text:span text:style-name="T8_14"><text:s/></text:span><text:span text:style-name="T8_15">dodatek</text:span><text:span text:style-name="T8_16"><text:s/></text:span><text:span text:style-name="T8_17">do</text:span><text:span text:style-name="T8_18"><text:s/></text:span><text:span text:style-name="T8_19">całego</text:span><text:span text:style-name="T8_20"><text:s/></text:span><text:span text:style-name="T8_21">Winningverse</text:span><text:span text:style-name="T8_22"><text:s/>–<text:s/></text:span><text:span text:style-name="T8_23">Chengar</text:span><text:span text:style-name="T8_24"><text:s/></text:span><text:span text:style-name="T8_25">nie</text:span><text:span text:style-name="T8_26"><text:s/></text:span><text:span text:style-name="T8_27">próżnuje</text:span><text:span text:style-name="T8_28"><text:s/></text:span><text:span text:style-name="T8_29">i</text:span><text:span text:style-name="T8_30"><text:s/></text:span><text:span text:style-name="T8_31">pracowicie</text:span><text:span text:style-name="T8_32"><text:s/></text:span><text:span text:style-name="T8_33">dokłada</text:span><text:span text:style-name="T8_34"><text:s/></text:span><text:span text:style-name="T8_35">kolejne</text:span><text:span text:style-name="T8_36"><text:s/></text:span><text:span text:style-name="T8_37">cegiełki</text:span><text:span text:style-name="T8_38"><text:s/></text:span><text:span text:style-name="T8_39">do</text:span><text:span text:style-name="T8_40"><text:s/></text:span><text:span text:style-name="T8_41">wykreowanego</text:span><text:span text:style-name="T8_42"><text:s/></text:span><text:span text:style-name="T8_43">przez</text:span><text:span text:style-name="T8_44"><text:s/></text:span><text:span text:style-name="T8_45">siebie</text:span><text:span text:style-name="T8_46"><text:s/></text:span><text:span text:style-name="T8_47">świata</text:span><text:span text:style-name="T8_48">.<text:s/></text:span><text:span text:style-name="T8_49">Poza</text:span><text:span text:style-name="T8_50"><text:s/></text:span><text:span text:style-name="T8_51">tym</text:span><text:span text:style-name="T8_52">,<text:s/></text:span><text:span text:style-name="T8_53">pomijając</text:span><text:span text:style-name="T8_54"><text:s/></text:span><text:span text:style-name="T8_55">aspekt</text:span><text:span text:style-name="T8_56"><text:s/></text:span><text:span text:style-name="T8_57">wiedzy</text:span><text:span text:style-name="T8_58"><text:s/></text:span><text:span text:style-name="T8_59">o</text:span><text:span text:style-name="T8_60"><text:s/></text:span><text:span text:style-name="T8_61">ponyversum</text:span><text:span text:style-name="T8_62">,<text:s/></text:span><text:span text:style-name="T8_63">to</text:span><text:span text:style-name="T8_64"><text:s/></text:span><text:span text:style-name="T8_65">po</text:span><text:span text:style-name="T8_66"><text:s/></text:span><text:span text:style-name="T8_67">prostu</text:span><text:span text:style-name="T8_68"><text:s/></text:span><text:span text:style-name="T8_69">świetnie</text:span><text:span text:style-name="T8_70"><text:s/></text:span><text:span text:style-name="T8_71">się</text:span><text:span text:style-name="T8_72"><text:s/></text:span><text:span text:style-name="T8_73">czyta</text:span><text:span text:style-name="T8_74">.<text:s/></text:span><text:span text:style-name="T8_75">Język</text:span><text:span text:style-name="T8_76">,<text:s/></text:span><text:span text:style-name="T8_77">choć</text:span><text:span text:style-name="T8_78"><text:s/></text:span><text:span text:style-name="T8_79">nie</text:span><text:span text:style-name="T8_80"><text:s/></text:span><text:span text:style-name="T8_81">najłatwiejszy</text:span><text:span text:style-name="T8_82">,<text:s/></text:span><text:span text:style-name="T8_83">jest</text:span><text:span text:style-name="T8_84"><text:s/></text:span><text:span text:style-name="T8_85">jednak</text:span><text:span text:style-name="T8_86"><text:s/></text:span><text:span text:style-name="T8_87">przystępny</text:span><text:span text:style-name="T8_88"><text:s/></text:span><text:span text:style-name="T8_89">na</text:span><text:span text:style-name="T8_90"><text:s/></text:span><text:span text:style-name="T8_91">tyle</text:span><text:span text:style-name="T8_92">,<text:s/></text:span><text:span text:style-name="T8_93">że</text:span><text:span text:style-name="T8_94"><text:s/></text:span><text:span text:style-name="T8_95">lektura</text:span><text:span text:style-name="T8_96"><text:s/></text:span><text:span text:style-name="T8_97">nie</text:span><text:span text:style-name="T8_98"><text:s/></text:span><text:span text:style-name="T8_99">zmienia</text:span><text:span text:style-name="T8_100"><text:s/></text:span><text:span text:style-name="T8_101">się</text:span><text:span text:style-name="T8_102"><text:s/></text:span><text:span text:style-name="T8_103">w</text:span><text:span text:style-name="T8_104"><text:s/></text:span><text:span text:style-name="T8_105">ślęczenie</text:span><text:span text:style-name="T8_106"><text:s/></text:span><text:span text:style-name="T8_107">nad</text:span><text:span text:style-name="T8_108"><text:s/></text:span><text:span text:style-name="T8_109">słownikiem</text:span><text:span text:style-name="T8_110">.<text:s/></text:span><text:span text:style-name="T8_111">Dodatkowo</text:span><text:span text:style-name="T8_112"><text:s/></text:span><text:span text:style-name="T8_113">dzięki</text:span><text:span text:style-name="T8_114"><text:s/></text:span><text:span text:style-name="T8_115">swojej</text:span><text:span text:style-name="T8_116"><text:s/></text:span><text:span text:style-name="T8_117">objętości</text:span><text:span text:style-name="T8_118"><text:s/></text:span><text:span text:style-name="T8_119">okazuje</text:span><text:span text:style-name="T8_120"><text:s/></text:span><text:span text:style-name="T8_121">się</text:span><text:span text:style-name="T8_122"><text:s/></text:span><text:span text:style-name="T8_123">być</text:span><text:span text:style-name="T8_124"><text:s/></text:span><text:span text:style-name="T8_125">idealne</text:span><text:span text:style-name="T8_126"><text:s/></text:span><text:span text:style-name="T8_127">na</text:span><text:span text:style-name="T8_128"><text:s/></text:span><text:span text:style-name="T8_129">popołudniowy</text:span><text:span text:style-name="T8_130"><text:s/></text:span><text:span text:style-name="T8_131">relaks</text:span><text:span text:style-name="T8_132"><text:s/></text:span><text:span text:style-name="T8_133">z</text:span><text:span text:style-name="T8_134"><text:s/></text:span><text:span text:style-name="T8_135">dobrym</text:span><text:span text:style-name="T8_136"><text:s/></text:span><text:span text:style-name="T8_137">opowiadaniem</text:span><text:span text:style-name="T8_138"><text:s/>–<text:s/></text:span><text:span text:style-name="T8_139">czas</text:span><text:span text:style-name="T8_140"><text:s/></text:span><text:span text:style-name="T8_141">jego</text:span><text:span text:style-name="T8_142"><text:s/></text:span><text:span text:style-name="T8_143">lektury</text:span><text:span text:style-name="T8_144"><text:s/></text:span><text:span text:style-name="T8_145">szacuję</text:span><text:span text:style-name="T8_146"><text:s/></text:span><text:span text:style-name="T8_147">na</text:span><text:span text:style-name="T8_148"><text:s/></text:span><text:span text:style-name="T8_149">pół</text:span><text:span text:style-name="T8_150"><text:s/></text:span><text:span text:style-name="T8_151">godziny</text:span><text:span text:style-name="T8_152"><text:s/></text:span><text:span text:style-name="T8_153">do</text:span><text:span text:style-name="T8_154"><text:s/></text:span><text:span text:style-name="T8_155">godziny</text:span><text:span text:style-name="T8_156">.<text:s/></text:span><text:span text:style-name="T8_157">A</text:span><text:span text:style-name="T8_158"><text:s/></text:span><text:span text:style-name="T8_159">ocena</text:span><text:span text:style-name="T8_160">?<text:s/></text:span><text:span text:style-name="T8_161">Uwzględniając</text:span><text:span text:style-name="T8_162"><text:s/></text:span><text:span text:style-name="T8_163">wszelkie</text:span><text:span text:style-name="T8_164"><text:s/></text:span><text:span text:style-name="T8_165">plusy</text:span><text:span text:style-name="T8_166">,<text:s/></text:span><text:span text:style-name="T8_167">brak</text:span><text:span text:style-name="T8_168"><text:s/></text:span><text:span text:style-name="T8_169">istotnych</text:span><text:span text:style-name="T8_170"><text:s/></text:span><text:span text:style-name="T8_171">wad</text:span><text:span text:style-name="T8_172">,<text:s/></text:span><text:span text:style-name="T8_173">ale</text:span><text:span text:style-name="T8_174"><text:s/></text:span><text:span text:style-name="T8_175">również</text:span><text:span text:style-name="T8_176"><text:s/></text:span><text:span text:style-name="T8_177">brak</text:span><text:span text:style-name="T8_178"><text:s/></text:span><text:span text:style-name="T8_179">jakiegoś</text:span><text:span text:style-name="T8_180"><text:s/></text:span><text:span text:style-name="T8_181">fenomenu</text:span><text:span text:style-name="T8_182">,<text:s/></text:span><text:span text:style-name="T8_183">stwierdzam</text:span><text:span text:style-name="T8_184">,<text:s/></text:span><text:span text:style-name="T8_185">iż</text:span><text:span text:style-name="T8_186"><text:s/></text:span><text:span text:style-name="T8_187">najodpowiedniejsze</text:span><text:span text:style-name="T8_188"><text:s/></text:span><text:span text:style-name="T8_189">będzie</text:span><text:span text:style-name="T8_190"><text:s/>8/10.</text:span></text:p>
      <text:p text:style-name="P9"/>
      <text:p text:style-name="P10"><text:span text:style-name="T10_1">Link</text:span><text:span text:style-name="T10_2"><text:s/></text:span><text:span text:style-name="T10_3">do</text:span><text:span text:style-name="T10_4"><text:s/></text:span><text:span text:style-name="T10_5">obrazka</text:span><text:span text:style-name="T10_6">:<text:s/></text:span><text:span text:style-name="T10_7"><text:a xlink:type="simple" xlink:href="http://cdn-img.fimfiction.net/story/7pqk-1432487227-107124-full"><text:span text:style-name="T10_8">http</text:span></text:a></text:span><text:span text:style-name="T10_9"><text:a xlink:type="simple" xlink:href="http://cdn-img.fimfiction.net/story/7pqk-1432487227-107124-full"><text:span text:style-name="T10_10">://</text:span></text:a></text:span><text:span text:style-name="T10_11"><text:a xlink:type="simple" xlink:href="http://cdn-img.fimfiction.net/story/7pqk-1432487227-107124-full"><text:span text:style-name="T10_12">cdn</text:span></text:a></text:span><text:span text:style-name="T10_13"><text:a xlink:type="simple" xlink:href="http://cdn-img.fimfiction.net/story/7pqk-1432487227-107124-full"><text:span text:style-name="T10_14">-</text:span></text:a></text:span><text:span text:style-name="T10_15"><text:a xlink:type="simple" xlink:href="http://cdn-img.fimfiction.net/story/7pqk-1432487227-107124-full"><text:span text:style-name="T10_16">img</text:span></text:a></text:span><text:span text:style-name="T10_17"><text:a xlink:type="simple" xlink:href="http://cdn-img.fimfiction.net/story/7pqk-1432487227-107124-full"><text:span text:style-name="T10_18">.</text:span></text:a></text:span><text:span text:style-name="T10_19"><text:a xlink:type="simple" xlink:href="http://cdn-img.fimfiction.net/story/7pqk-1432487227-107124-full"><text:span text:style-name="T10_20">fimfiction</text:span></text:a></text:span><text:span text:style-name="T10_21"><text:a xlink:type="simple" xlink:href="http://cdn-img.fimfiction.net/story/7pqk-1432487227-107124-full"><text:span text:style-name="T10_22">.</text:span></text:a></text:span><text:span text:style-name="T10_23"><text:a xlink:type="simple" xlink:href="http://cdn-img.fimfiction.net/story/7pqk-1432487227-107124-full"><text:span text:style-name="T10_24">net</text:span></text:a></text:span><text:span text:style-name="T10_25"><text:a xlink:type="simple" xlink:href="http://cdn-img.fimfiction.net/story/7pqk-1432487227-107124-full"><text:span text:style-name="T10_26">/</text:span></text:a></text:span><text:span text:style-name="T10_27"><text:a xlink:type="simple" xlink:href="http://cdn-img.fimfiction.net/story/7pqk-1432487227-107124-full"><text:span text:style-name="T10_28">story</text:span></text:a></text:span><text:span text:style-name="T10_29"><text:a xlink:type="simple" xlink:href="http://cdn-img.fimfiction.net/story/7pqk-1432487227-107124-full"><text:span text:style-name="T10_30">/7</text:span></text:a></text:span><text:span text:style-name="T10_31"><text:a xlink:type="simple" xlink:href="http://cdn-img.fimfiction.net/story/7pqk-1432487227-107124-full"><text:span text:style-name="T10_32">pqk</text:span></text:a></text:span><text:span text:style-name="T10_33"><text:a xlink:type="simple" xlink:href="http://cdn-img.fimfiction.net/story/7pqk-1432487227-107124-full"><text:span text:style-name="T10_34">-1432487227-107124-</text:span></text:a></text:span><text:span text:style-name="T10_35"><text:a xlink:type="simple" xlink:href="http://cdn-img.fimfiction.net/story/7pqk-1432487227-107124-full"><text:span text:style-name="T10_36">full</text:span></text:a></text:span></text:p>
      <text:p text:style-name="P11"><text:span text:style-name="T11_1">Link</text:span><text:span text:style-name="T11_2"><text:s/></text:span><text:span text:style-name="T11_3">do</text:span><text:span text:style-name="T11_4"><text:s/></text:span><text:span text:style-name="T11_5">źródła</text:span><text:span text:style-name="T11_6">:<text:s/></text:span><text:span text:style-name="T11_7"><text:a xlink:type="simple" xlink:href="http://inuhoshi-to-darkpen.deviantart.com"><text:span text:style-name="T11_8">http</text:span></text:a></text:span><text:span text:style-name="T11_9"><text:a xlink:type="simple" xlink:href="http://inuhoshi-to-darkpen.deviantart.com"><text:span text:style-name="T11_10">://</text:span></text:a></text:span><text:span text:style-name="T11_11"><text:a xlink:type="simple" xlink:href="http://inuhoshi-to-darkpen.deviantart.com"><text:span text:style-name="T11_12">inuhoshi</text:span></text:a></text:span><text:span text:style-name="T11_13"><text:a xlink:type="simple" xlink:href="http://inuhoshi-to-darkpen.deviantart.com"><text:span text:style-name="T11_14">-</text:span></text:a></text:span><text:span text:style-name="T11_15"><text:a xlink:type="simple" xlink:href="http://inuhoshi-to-darkpen.deviantart.com"><text:span text:style-name="T11_16">to</text:span></text:a></text:span><text:span text:style-name="T11_17"><text:a xlink:type="simple" xlink:href="http://inuhoshi-to-darkpen.deviantart.com"><text:span text:style-name="T11_18">-</text:span></text:a></text:span><text:span text:style-name="T11_19"><text:a xlink:type="simple" xlink:href="http://inuhoshi-to-darkpen.deviantart.com"><text:span text:style-name="T11_20">darkpen</text:span></text:a></text:span><text:span text:style-name="T11_21"><text:a xlink:type="simple" xlink:href="http://inuhoshi-to-darkpen.deviantart.com"><text:span text:style-name="T11_22">.</text:span></text:a></text:span><text:span text:style-name="T11_23"><text:a xlink:type="simple" xlink:href="http://inuhoshi-to-darkpen.deviantart.com"><text:span text:style-name="T11_24">deviantart</text:span></text:a></text:span><text:span text:style-name="T11_25"><text:a xlink:type="simple" xlink:href="http://inuhoshi-to-darkpen.deviantart.com"><text:span text:style-name="T11_26">.</text:span></text:a></text:span><text:span text:style-name="T11_27"><text:a xlink:type="simple" xlink:href="http://inuhoshi-to-darkpen.deviantart.com"><text:span text:style-name="T11_28">com</text:span></text:a></text:span><text:span text:style-name="T11_29"><text:s/></text:span><text:span text:style-name="T11_30"><office:annotation><dc:creator/><text:p text:style-name="P12"><text:span text:style-name="T12_1">Tak</text:span><text:span text:style-name="T12_2">,<text:s/></text:span><text:span text:style-name="T12_3">to</text:span><text:span text:style-name="T12_4"><text:s/></text:span><text:span text:style-name="T12_5">zdecydowanie</text:span><text:span text:style-name="T12_6"><text:s/></text:span><text:span text:style-name="T12_7">ona</text:span><text:span text:style-name="T12_8">.<text:s/></text:span><text:span text:style-name="T12_9">I</text:span><text:span text:style-name="T12_10"><text:s/></text:span><text:span text:style-name="T12_11">nie</text:span><text:span text:style-name="T12_12"><text:s/></text:span><text:span text:style-name="T12_13">jesteś</text:span><text:span text:style-name="T12_14"><text:s/></text:span><text:span text:style-name="T12_15">ślepy</text:span><text:span text:style-name="T12_16">.<text:s/></text:span><text:span text:style-name="T12_17">Przejrzałem</text:span><text:span text:style-name="T12_18"><text:s/></text:span><text:span text:style-name="T12_19">jej</text:span><text:span text:style-name="T12_20"><text:s/></text:span><text:span text:style-name="T12_21">wszystkie</text:span><text:span text:style-name="T12_22"><text:s/></text:span><text:span text:style-name="T12_23">publiczne</text:span><text:span text:style-name="T12_24"><text:s/></text:span><text:span text:style-name="T12_25">arty</text:span><text:span text:style-name="T12_26"><text:s/></text:span><text:span text:style-name="T12_27">na</text:span><text:span text:style-name="T12_28"><text:s/></text:span><text:span text:style-name="T12_29">DA</text:span><text:span text:style-name="T12_30"><text:s/></text:span><text:span text:style-name="T12_31">i</text:span><text:span text:style-name="T12_32"><text:s/></text:span><text:span text:style-name="T12_33">nie</text:span><text:span text:style-name="T12_34"><text:s/></text:span><text:span text:style-name="T12_35">znalazłem</text:span><text:span text:style-name="T12_36">.</text:span></text:p></office:annotation></text:span><text:span text:style-name="T12_37">(</text:span><text:span text:style-name="T12_38">albo</text:span><text:span text:style-name="T12_39"><text:s/></text:span><text:span text:style-name="T12_40">jestem</text:span><text:span text:style-name="T12_41"><text:s/></text:span><text:span text:style-name="T12_42">ślepy</text:span><text:span text:style-name="T12_43">,<text:s/></text:span><text:span text:style-name="T12_44">albo</text:span><text:span text:style-name="T12_45"><text:s/></text:span><text:span text:style-name="T12_46">tego</text:span><text:span text:style-name="T12_47"><text:s/></text:span><text:span text:style-name="T12_48">obrazka</text:span><text:span text:style-name="T12_49"><text:s/></text:span><text:span text:style-name="T12_50">na</text:span><text:span text:style-name="T12_51"><text:s/></text:span><text:span text:style-name="T12_52">stronie</text:span><text:span text:style-name="T12_53"><text:s/></text:span><text:span text:style-name="T12_54">nie</text:span><text:span text:style-name="T12_55"><text:s/></text:span><text:span text:style-name="T12_56">ma</text:span><text:span text:style-name="T12_57"><text:s/>–<text:s/></text:span><text:span text:style-name="T12_58">jednak</text:span><text:span text:style-name="T12_59"><text:s/></text:span><text:span text:style-name="T12_60">to</text:span><text:span text:style-name="T12_61"><text:s/></text:span><text:span text:style-name="T12_62">na</text:span><text:span text:style-name="T12_63"><text:s/></text:span><text:span text:style-name="T12_64">bank</text:span><text:span text:style-name="T12_65"><text:s/></text:span><text:span text:style-name="T12_66">Inuhoshi</text:span><text:span text:style-name="T12_67">-</text:span><text:span text:style-name="T12_68">to</text:span><text:span text:style-name="T12_69">-</text:span><text:span text:style-name="T12_70">Darkpen</text:span><text:span text:style-name="T12_71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